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urisa" svg:font-family="Purisa" style:font-adornments="Regularn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06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9.726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2.08cm" fo:break-before="auto" style:use-optimal-row-height="false"/>
    </style:style>
    <style:style style:name="ro5" style:family="table-row">
      <style:table-row-properties style:row-height="1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Spri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NEED</text:p>
          </table:table-cell>
          <table:table-cell office:value-type="string">
            <text:p>GOT</text:p>
          </table:table-cell>
        </table:table-row>
        <table:table-row table:style-name="ro2">
          <table:table-cell office:value-type="string">
            <text:p>cargo contain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drone curs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air lock doors and chasi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incinerat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bio scann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argo room backgrou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 table:number-rows-repeated="104856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FX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NEED</text:p>
          </table:table-cell>
          <table:table-cell office:value-type="string">
            <text:p>GOT</text:p>
          </table:table-cell>
        </table:table-row>
        <table:table-row table:style-name="ro2">
          <table:table-cell office:value-type="string">
            <text:p>Space ambienc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drone flying soun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drone grabbing sou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air lock (open and close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hings getting suc to spa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incinerat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elevator swit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argo bumpin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bio scan (work and finished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5">
          <table:table-cell table:style-name="ce1" office:value-type="string">
            <text:p>futuristic UI (click, confirm, error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omuinication started / ende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 table:number-rows-repeated="1048563">
          <table:table-cell table:number-columns-repeated="3"/>
        </table:table-row>
        <table:table-row table:style-name="ro3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urisa" svg:font-family="Purisa" style:font-adornments="Regularn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="Purisa" fo:font-size="18pt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1">11.03.2024</text:date>, <text:time>19:59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0T19:45:27.384505503</meta:creation-date>
    <meta:generator>OpenOffice/4.1.13$Win32 OpenOffice.org_project/4113m1$Build-9810</meta:generator>
    <dc:date>2024-03-11T19:59:32.24</dc:date>
    <meta:editing-duration>PT1H8M2S</meta:editing-duration>
    <meta:editing-cycles>9</meta:editing-cycles>
    <dc:creator>Jakub </dc:creator>
    <meta:document-statistic meta:table-count="2" meta:cell-count="57" meta:object-count="0"/>
  </office:meta>
</office:document-meta>
</file>